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c5000b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4cm" fo:min-width="1.505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5cm" svg:height="2cm" svg:x="9.5cm" svg:y="4.5cm">
          <text:p text:style-name="P1">Connected</text:p>
        </draw:rect>
        <draw:rect draw:style-name="gr1" draw:text-style-name="P1" draw:layer="layout" svg:width="5cm" svg:height="2cm" svg:x="9.5cm" svg:y="7.5cm">
          <text:p text:style-name="P1">Authenticated</text:p>
        </draw:rect>
        <draw:rect draw:style-name="gr1" draw:text-style-name="P1" draw:layer="layout" svg:width="5cm" svg:height="2cm" svg:x="9.5cm" svg:y="10.5cm">
          <text:p text:style-name="P1">Opened</text:p>
        </draw:rect>
        <draw:rect draw:style-name="gr1" draw:text-style-name="P1" draw:layer="layout" svg:width="5cm" svg:height="2cm" svg:x="9.5cm" svg:y="13.5cm">
          <text:p text:style-name="P1">Running</text:p>
        </draw:rect>
        <draw:rect draw:style-name="gr1" draw:text-style-name="P1" draw:layer="layout" svg:width="3.149cm" svg:height="2cm" svg:x="19.158cm" svg:y="7.331cm">
          <text:p text:style-name="P1">Exit</text:p>
        </draw:rect>
        <draw:line draw:style-name="gr2" draw:text-style-name="P1" draw:layer="layout" svg:x1="12cm" svg:y1="3cm" svg:x2="12cm" svg:y2="4.5cm">
          <text:p/>
        </draw:line>
        <draw:line draw:style-name="gr2" draw:text-style-name="P1" draw:layer="layout" svg:x1="12cm" svg:y1="6.5cm" svg:x2="12cm" svg:y2="7.5cm">
          <text:p/>
        </draw:line>
        <draw:line draw:style-name="gr2" draw:text-style-name="P1" draw:layer="layout" svg:x1="12.4cm" svg:y1="9.5cm" svg:x2="12.4cm" svg:y2="10.5cm">
          <text:p/>
        </draw:line>
        <draw:line draw:style-name="gr2" draw:text-style-name="P1" draw:layer="layout" svg:x1="12.4cm" svg:y1="12.5cm" svg:x2="12.4cm" svg:y2="13.5cm">
          <text:p/>
        </draw:line>
        <draw:line draw:style-name="gr3" draw:text-style-name="P1" draw:layer="layout" svg:x1="14.5cm" svg:y1="14.5cm" svg:x2="16.2cm" svg:y2="14.491cm">
          <text:p/>
        </draw:line>
        <draw:line draw:style-name="gr3" draw:text-style-name="P1" draw:layer="layout" svg:x1="20.701cm" svg:y1="7.386cm" svg:x2="20.703cm" svg:y2="3.019cm">
          <text:p/>
        </draw:line>
        <draw:line draw:style-name="gr2" draw:text-style-name="P1" draw:layer="layout" svg:x1="20.719cm" svg:y1="3.012cm" svg:x2="12.208cm" svg:y2="3.013cm">
          <text:p/>
        </draw:line>
        <draw:circle draw:style-name="gr4" draw:text-style-name="P1" draw:layer="layout" svg:width="0.5cm" svg:height="0.5cm" svg:x="11.7cm" svg:y="2.8cm">
          <text:p/>
        </draw:circle>
        <draw:frame draw:style-name="gr5" draw:layer="layout" svg:width="4.761cm" svg:height="0.963cm" svg:x="12.129cm" svg:y="6.417cm">
          <draw:text-box>
            <text:p>Authenticate***</text:p>
          </draw:text-box>
        </draw:frame>
        <draw:frame draw:style-name="gr5" draw:layer="layout" svg:width="2.365cm" svg:height="0.963cm" svg:x="12.609cm" svg:y="9.457cm">
          <draw:text-box>
            <text:p>openvi</text:p>
          </draw:text-box>
        </draw:frame>
        <draw:frame draw:style-name="gr5" draw:layer="layout" svg:width="1.874cm" svg:height="0.963cm" svg:x="12.741cm" svg:y="12.444cm">
          <draw:text-box>
            <text:p>runvi</text:p>
          </draw:text-box>
        </draw:frame>
        <draw:line draw:style-name="gr3" draw:text-style-name="P1" draw:layer="layout" svg:x1="9.443cm" svg:y1="12.048cm" svg:x2="7.739cm" svg:y2="12.051cm">
          <text:p/>
        </draw:line>
        <draw:line draw:style-name="gr3" draw:text-style-name="P1" draw:layer="layout" svg:x1="7.765cm" svg:y1="12.041cm" svg:x2="7.765cm" svg:y2="11.177cm">
          <text:p/>
        </draw:line>
        <draw:line draw:style-name="gr2" draw:text-style-name="P1" draw:layer="layout" svg:x1="7.79cm" svg:y1="11.204cm" svg:x2="9.443cm" svg:y2="11.153cm">
          <text:p/>
        </draw:line>
        <draw:frame draw:style-name="gr6" draw:layer="layout" svg:width="2.255cm" svg:height="0.963cm" svg:x="5.291cm" svg:y="11.152cm">
          <draw:text-box>
            <text:p>syncvi</text:p>
          </draw:text-box>
        </draw:frame>
        <draw:frame draw:style-name="gr5" draw:layer="layout" svg:width="2.365cm" svg:height="0.963cm" svg:x="12.61cm" svg:y="9.458cm">
          <draw:text-box>
            <text:p>openvi</text:p>
          </draw:text-box>
        </draw:frame>
        <draw:frame draw:style-name="gr5" draw:layer="layout" svg:width="2.255cm" svg:height="0.963cm" svg:x="16.324cm" svg:y="15.483cm">
          <draw:text-box>
            <text:p>syncvi</text:p>
          </draw:text-box>
        </draw:frame>
        <draw:line draw:style-name="gr3" draw:text-style-name="P1" draw:layer="layout" svg:x1="16.185cm" svg:y1="16.334cm" svg:x2="13.636cm" svg:y2="16.322cm">
          <text:p/>
        </draw:line>
        <draw:line draw:style-name="gr3" draw:text-style-name="P1" draw:layer="layout" svg:x1="16.189cm" svg:y1="16.399cm" svg:x2="16.189cm" svg:y2="14.512cm">
          <text:p/>
        </draw:line>
        <draw:line draw:style-name="gr2" draw:text-style-name="P1" draw:layer="layout" svg:x1="13.671cm" svg:y1="16.372cm" svg:x2="13.671cm" svg:y2="15.455cm">
          <text:p/>
        </draw:line>
        <draw:line draw:style-name="gr2" draw:text-style-name="P1" draw:layer="layout" svg:x1="11.472cm" svg:y1="10.42cm" svg:x2="11.431cm" svg:y2="9.525cm">
          <text:p/>
        </draw:line>
        <draw:frame draw:style-name="gr5" draw:layer="layout" svg:width="2.437cm" svg:height="0.963cm" svg:x="8.784cm" svg:y="9.459cm">
          <draw:text-box>
            <text:p>closevi</text:p>
          </draw:text-box>
        </draw:frame>
        <draw:frame draw:style-name="gr5" draw:layer="layout" svg:width="2.86cm" svg:height="0.963cm" svg:x="12.13cm" svg:y="3.243cm">
          <draw:text-box>
            <text:p>Connect</text:p>
          </draw:text-box>
        </draw:frame>
        <draw:line draw:style-name="gr2" draw:text-style-name="P1" draw:layer="layout" svg:x1="11.512cm" svg:y1="13.514cm" svg:x2="11.512cm" svg:y2="12.496cm">
          <text:p/>
        </draw:line>
        <draw:frame draw:style-name="gr5" draw:layer="layout" svg:width="2.157cm" svg:height="0.963cm" svg:x="9.262cm" svg:y="12.445cm">
          <draw:text-box>
            <text:p>stopvi</text:p>
          </draw:text-box>
        </draw:frame>
        <draw:line draw:style-name="gr2" draw:text-style-name="P1" draw:layer="layout" svg:x1="14.532cm" svg:y1="8.426cm" svg:x2="19.091cm" svg:y2="8.466cm">
          <text:p/>
        </draw:line>
        <draw:frame draw:style-name="gr5" draw:layer="layout" svg:width="3.177cm" svg:height="0.963cm" svg:x="15.15cm" svg:y="8.619cm">
          <draw:text-box>
            <text:p>disconect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83ca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T42M41S</meta:editing-duration>
    <meta:editing-cycles>3</meta:editing-cycles>
    <meta:generator>OpenOffice.org/3.3$Win32 OpenOffice.org_project/330m20$Build-9567</meta:generator>
    <dc:date>2013-05-06T17:25:08.87</dc:date>
    <dc:creator>Dictino Chaos</dc:creator>
    <meta:document-statistic meta:object-count="55"/>
  </office:meta>
</office:document-meta>
</file>